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3.965cm" table:align="left"/>
    </style:style>
    <style:style style:name="Tabla1.A" style:family="table-column">
      <style:table-column-properties style:column-width="5.039cm"/>
    </style:style>
    <style:style style:name="Tabla1.B" style:family="table-column">
      <style:table-column-properties style:column-width="8.92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2.942cm" table:align="left"/>
    </style:style>
    <style:style style:name="Tabla2.A" style:family="table-column">
      <style:table-column-properties style:column-width="4.023cm"/>
    </style:style>
    <style:style style:name="Tabla2.B" style:family="table-column">
      <style:table-column-properties style:column-width="8.918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0.941cm" table:align="left"/>
    </style:style>
    <style:style style:name="Tabla3.A" style:family="table-column">
      <style:table-column-properties style:column-width="2.753cm"/>
    </style:style>
    <style:style style:name="Tabla3.B" style:family="table-column">
      <style:table-column-properties style:column-width="8.188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6.33cm" table:align="left"/>
    </style:style>
    <style:style style:name="Tabla4.A" style:family="table-column">
      <style:table-column-properties style:column-width="3.261cm"/>
    </style:style>
    <style:style style:name="Tabla4.B" style:family="table-column">
      <style:table-column-properties style:column-width="13.069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8.883cm" table:align="left"/>
    </style:style>
    <style:style style:name="Tabla5.A" style:family="table-column">
      <style:table-column-properties style:column-width="3.859cm"/>
    </style:style>
    <style:style style:name="Tabla5.B" style:family="table-column">
      <style:table-column-properties style:column-width="5.024cm"/>
    </style:style>
    <style:style style:name="Tabla5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" style:family="paragraph" style:parent-style-name="Preformatted_20_Text">
      <style:paragraph-properties fo:margin-left="1.251cm" fo:margin-right="0cm" fo:text-indent="0cm" style:auto-text-indent="false" style:writing-mode="lr-tb"/>
    </style:style>
    <style:style style:name="P3" style:family="paragraph" style:parent-style-name="Preformatted_20_Text">
      <style:paragraph-properties fo:margin-left="1.251cm" fo:text-indent="0cm" style:auto-text-indent="false" style:writing-mode="lr-tb"/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 fo:margin-left="1.251cm" fo:text-indent="0cm" style:auto-text-indent="false" style:writing-mode="lr-tb"/>
    </style:style>
    <style:style style:name="P5" style:family="paragraph" style:parent-style-name="Preformatted_20_Text">
      <style:paragraph-properties fo:margin-left="1.251cm" fo:margin-top="0cm" fo:margin-bottom="0.499cm" style:contextual-spacing="false" fo:text-indent="0cm" style:auto-text-indent="false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h text:style-name="Heading_20_3" text:outline-level="3"><text:span text:style-name="Strong_20_Emphasis">Modifica cómo lanzas Docker para que use </text:span><text:span text:style-name="Strong_20_Emphasis"><text:span text:style-name="Source_20_Text">.env.override.local</text:span></text:span><text:span text:style-name="Strong_20_Emphasis"> (desarrollo)</text:span></text:h>
      <text:p text:style-name="Text_20_body">Usa este comando para levantar en entorno <text:span text:style-name="Source_20_Text"><text:span text:style-name="T1">dev</text:span></text:span>:</text:p>
      <text:p text:style-name="P1"><text:span text:style-name="Source_20_Text"><text:span text:style-name="T2">docker-compose --env-file .env.override.local up -d --build</text:span></text:span></text:p>
      <text:p text:style-name="Text_20_body">🟢 Esto fuerza a Docker a leer las variables correctas para desarrollo <text:span text:style-name="Strong_20_Emphasis">sin tocar ningún </text:span><text:span text:style-name="Strong_20_Emphasis"><text:span text:style-name="Source_20_Text">.env</text:span></text:span>.</text:p>
      <text:p text:style-name="Standard"/>
      <text:p text:style-name="Standard"/>
      <text:h text:style-name="Heading_20_3" text:outline-level="3"><text:span text:style-name="Strong_20_Emphasis">Cómo lanzar tests (entorno </text:span><text:span text:style-name="Strong_20_Emphasis"><text:span text:style-name="Source_20_Text">test</text:span></text:span><text:span text:style-name="Strong_20_Emphasis">)</text:span></text:h>
      <text:p text:style-name="Text_20_body">Si tienes un <text:span text:style-name="Source_20_Text">bin/run_tests.sh</text:span> como este:</text:p>
      <text:p text:style-name="Preformatted_20_Text"/>
      <text:p text:style-name="P2"><text:span text:style-name="Source_20_Text"><text:span text:style-name="T3">#!/bin/bash</text:span></text:span></text:p>
      <text:p text:style-name="P3"/>
      <text:p text:style-name="P4"><text:span text:style-name="Source_20_Text"><text:span text:style-name="T3">export APP_ENV=test</text:span></text:span></text:p>
      <text:p text:style-name="P4"><text:span text:style-name="Source_20_Text"><text:span text:style-name="T3">export DATABASE_URL="mysql://user:password@db:3306/car_workshop_test"</text:span></text:span></text:p>
      <text:p text:style-name="P3"/>
      <text:p text:style-name="P4"><text:span text:style-name="Source_20_Text"><text:span text:style-name="T3">echo "🚀 Ejecutando tests Symfony en entorno test..."</text:span></text:span></text:p>
      <text:p text:style-name="P3"/>
      <text:p text:style-name="P4"><text:span text:style-name="Source_20_Text"><text:span text:style-name="T3">php bin/console cache:clear --env=test</text:span></text:span></text:p>
      <text:p text:style-name="P3"/>
      <text:p text:style-name="P4"><text:span text:style-name="Source_20_Text"><text:span text:style-name="T3">php bin/console doctrine:database:create --env=test --if-not-exists</text:span></text:span></text:p>
      <text:p text:style-name="P4"><text:span text:style-name="Source_20_Text"><text:span text:style-name="T3">php bin/console doctrine:migrations:migrate --env=test --no-interaction</text:span></text:span></text:p>
      <text:p text:style-name="P3"/>
      <text:p text:style-name="P5"><text:span text:style-name="Source_20_Text"><text:span text:style-name="T3">./vendor/bin/phpunit --testdox</text:span></text:span></text:p>
      <text:p text:style-name="Text_20_body">Entonces lo ejecutas así:</text:p>
      <text:p text:style-name="Preformatted_20_Text"/>
      <text:p text:style-name="P1"><text:span text:style-name="Source_20_Text"><text:span text:style-name="T2">docker-compose exec web ./bin/run_tests.sh</text:span></text:span></text:p>
      <text:p text:style-name="Text_20_body">Symfony usará <text:span text:style-name="Source_20_Text"><text:span text:style-name="T4">.env.test.local</text:span></text:span><text:span text:style-name="T4">, aplicará </text:span><text:span text:style-name="Source_20_Text"><text:span text:style-name="T4">APP_ENV=test</text:span></text:span>, y <text:span text:style-name="Strong_20_Emphasis">NO se borrará tu base de datos de test</text:span>.</text:p>
      <text:p text:style-name="Standard"/>
      <text:p text:style-name="Standard"/>
      <text:p text:style-name="Standard">🔒 ¿Por qué todo esto? 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span text:style-name="Source_20_Text">.env.override.local</text:span></text:p>
          </table:table-cell>
          <table:table-cell table:style-name="Tabla1.A1" office:value-type="string">
            <text:p text:style-name="Table_20_Contents">Variables para <text:span text:style-name="Strong_20_Emphasis">Docker en desarrollo</text:span>, no Symfony.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text:span text:style-name="Source_20_Text">.env.test.local</text:span></text:p>
          </table:table-cell>
          <table:table-cell table:style-name="Tabla2.A1" office:value-type="string">
            <text:p text:style-name="Table_20_Contents">Variables para Symfony cuando <text:span text:style-name="Source_20_Text">APP_ENV=test</text:span>.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text:span text:style-name="Source_20_Text">--env-file</text:span></text:p>
          </table:table-cell>
          <table:table-cell table:style-name="Tabla3.A1" office:value-type="string">
            <text:p text:style-name="Table_20_Contents">Evita tener que modificar <text:span text:style-name="Source_20_Text">.env</text:span> manualmente.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able_20_Contents"><text:span text:style-name="Source_20_Text">APP_ENV=test</text:span></text:p>
          </table:table-cell>
          <table:table-cell table:style-name="Tabla4.A1" office:value-type="string">
            <text:p text:style-name="Table_20_Contents">Obliga a Symfony a cargar configuración de <text:span text:style-name="Source_20_Text">config/packages/test</text:span>.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Table_20_Contents">No usar <text:span text:style-name="Source_20_Text">drop</text:span> en test</text:p>
          </table:table-cell>
          <table:table-cell table:style-name="Tabla5.A1" office:value-type="string">
            <text:p text:style-name="Table_20_Contents">Protege los datos de prueb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2T12:07:39.465980800</meta:creation-date>
    <dc:date>2025-04-02T12:09:27.935755000</dc:date>
    <meta:editing-duration>PT1M47S</meta:editing-duration>
    <meta:editing-cycles>4</meta:editing-cycles>
    <meta:generator>LibreOffice/25.2.0.3$Windows_X86_64 LibreOffice_project/e1cf4a87eb02d755bce1a01209907ea5ddc8f069</meta:generator>
    <meta:document-statistic meta:table-count="5" meta:image-count="0" meta:object-count="0" meta:page-count="1" meta:paragraph-count="28" meta:word-count="156" meta:character-count="1185" meta:non-whitespace-character-count="1065"/>
  </office:meta>
</office:document-meta>
</file>